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7.832cm"/>
    </style:style>
    <style:style style:name="co3" style:family="table-column">
      <style:table-column-properties fo:break-before="auto" style:column-width="9.79cm"/>
    </style:style>
    <style:style style:name="co4" style:family="table-column">
      <style:table-column-properties fo:break-before="auto" style:column-width="2.937cm"/>
    </style:style>
    <style:style style:name="co5" style:family="table-column">
      <style:table-column-properties fo:break-before="auto" style:column-width="5.874cm"/>
    </style:style>
    <style:style style:name="co6" style:family="table-column">
      <style:table-column-properties fo:break-before="auto" style:column-width="1.672cm"/>
    </style:style>
    <style:style style:name="co7" style:family="table-column">
      <style:table-column-properties fo:break-before="auto" style:column-width="1.17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Valid_20_Rows">
      <style:table-properties table:display="true" style:writing-mode="lr-tb"/>
    </style:style>
    <style:style style:name="ta2" style:family="table" style:master-page-name="PageStyle_5f_Vulnerabilitie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d3d3d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Vulnerabilities.$B$2:.$B$31])" table:allow-empty-cell="true" table:display-list="unsorted" table:base-cell-address="Vulnerabilities.C2">
          <table:error-message table:message-type="stop" table:title="Invalid Option" table:display="true">
            <text:p>Please select a valid vulnerability.</text:p>
          </table:error-message>
        </table:content-validation>
      </table:content-validations>
      <table:table table:name="Valid Row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4" table:number-columns-repeated="4" table:default-cell-style-name="Default"/>
        <table:table-column table:style-name="co6" table:number-columns-repeated="16370" table:default-cell-style-name="Default"/>
        <table:table-row table:style-name="ro1">
          <table:table-cell table:style-name="ce1" office:value-type="string" calcext:value-type="string">
            <text:p>vul_id</text:p>
          </table:table-cell>
          <table:table-cell table:style-name="ce1" office:value-type="string" calcext:value-type="string">
            <text:p>app_id</text:p>
          </table:table-cell>
          <table:table-cell table:style-name="ce1" office:value-type="string" calcext:value-type="string">
            <text:p>vul_title</text:p>
          </table:table-cell>
          <table:table-cell table:style-name="ce1" office:value-type="string" calcext:value-type="string">
            <text:p>affected_url</text:p>
          </table:table-cell>
          <table:table-cell table:style-name="ce1" office:value-type="string" calcext:value-type="string">
            <text:p>risk_rating</text:p>
          </table:table-cell>
          <table:table-cell table:style-name="ce1" office:value-type="string" calcext:value-type="string">
            <text:p>affected_parameter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mpact</text:p>
          </table:table-cell>
          <table:table-cell table:style-name="ce1" office:value-type="string" calcext:value-type="string">
            <text:p>recommendation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reated_on</text:p>
          </table:table-cell>
          <table:table-cell table:style-name="ce1" office:value-type="string" calcext:value-type="string">
            <text:p>updated_on</text:p>
          </table:table-cell>
          <table:table-cell table:style-name="ce1" office:value-type="string" calcext:value-type="string">
            <text:p>deleted_on</text:p>
          </table:table-cell>
          <table:table-cell table:style-name="ce1"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Cross-Site Request Forgery (CSRF)</text:p>
          </table:table-cell>
          <table:table-cell office:value-type="string" calcext:value-type="string">
            <text:p><text:a xlink:href="http://example.com/vuln/1" xlink:type="simple">http://example.com/vuln/1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Request Forgery (CSRF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1:10:11.605" calcext:value-type="date">
            <text:p>21/05/2025</text:p>
          </table:table-cell>
          <table:table-cell table:style-name="ce2" office:value-type="date" office:date-value="2025-04-23T09:55:07.492" calcext:value-type="date">
            <text:p>23/04/2025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ross-Site Request Forgery (CSRF)</text:p>
          </table:table-cell>
          <table:table-cell office:value-type="string" calcext:value-type="string">
            <text:p><text:a xlink:href="http://example.com/vuln/2" xlink:type="simple">http://example.com/vuln/2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Request Forgery (CSRF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0:11.605" calcext:value-type="date">
            <text:p>21/05/2025</text:p>
          </table:table-cell>
          <table:table-cell table:style-name="ce2" office:value-type="date" office:date-value="2025-03-14T09:55:07.492" calcext:value-type="date">
            <text:p>14/03/2025</text:p>
          </table:table-cell>
          <table:table-cell table:style-name="ce2" office:value-type="date" office:date-value="2025-03-23T09:55:07.492" calcext:value-type="date">
            <text:p>23/03/2025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Clickjacking</text:p>
          </table:table-cell>
          <table:table-cell office:value-type="string" calcext:value-type="string">
            <text:p><text:a xlink:href="http://example.com/vuln/3" xlink:type="simple">http://example.com/vuln/3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lickjack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0:11.605" calcext:value-type="date">
            <text:p>21/05/2025</text:p>
          </table:table-cell>
          <table:table-cell table:style-name="ce2" office:value-type="date" office:date-value="2025-03-12T09:55:07.492" calcext:value-type="date">
            <text:p>12/03/2025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mproper File Permissions</text:p>
          </table:table-cell>
          <table:table-cell office:value-type="string" calcext:value-type="string">
            <text:p><text:a xlink:href="http://example.com/vuln/4" xlink:type="simple">http://example.com/vuln/4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File Permission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1:10:11.605" calcext:value-type="date">
            <text:p>21/05/2025</text:p>
          </table:table-cell>
          <table:table-cell table:style-name="ce2" office:value-type="date" office:date-value="2025-03-14T09:55:07.492" calcext:value-type="date">
            <text:p>14/03/2025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secure Cookie Settings</text:p>
          </table:table-cell>
          <table:table-cell office:value-type="string" calcext:value-type="string">
            <text:p><text:a xlink:href="http://example.com/vuln/5" xlink:type="simple">http://example.com/vuln/5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Cookie Setting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0:11.606" calcext:value-type="date">
            <text:p>21/05/2025</text:p>
          </table:table-cell>
          <table:table-cell table:style-name="ce2" office:value-type="date" office:date-value="2025-03-03T09:55:07.492" calcext:value-type="date">
            <text:p>03/03/2025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mproper Input Validation</text:p>
          </table:table-cell>
          <table:table-cell office:value-type="string" calcext:value-type="string">
            <text:p><text:a xlink:href="http://example.com/vuln/6" xlink:type="simple">http://example.com/vuln/6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Input Valid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0:11.606" calcext:value-type="date">
            <text:p>21/05/2025</text:p>
          </table:table-cell>
          <table:table-cell table:style-name="ce2" office:value-type="date" office:date-value="2025-03-14T09:55:07.492" calcext:value-type="date">
            <text:p>14/03/2025</text:p>
          </table:table-cell>
          <table:table-cell table:style-name="ce2" office:value-type="date" office:date-value="2025-03-20T09:55:07.492" calcext:value-type="date">
            <text:p>20/03/2025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content-validation-name="val1" office:value-type="string" calcext:value-type="string">
            <text:p>XML External Entity (XXE) Injection</text:p>
          </table:table-cell>
          <table:table-cell office:value-type="string" calcext:value-type="string">
            <text:p><text:a xlink:href="http://example.com/vuln/7" xlink:type="simple">http://example.com/vuln/7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XML External Entity (XXE) Injec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0:11.606" calcext:value-type="date">
            <text:p>21/05/2025</text:p>
          </table:table-cell>
          <table:table-cell table:style-name="ce2" office:value-type="date" office:date-value="2025-05-08T09:55:07.492" calcext:value-type="date">
            <text:p>08/05/2025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Broken Authentication and Session Management</text:p>
          </table:table-cell>
          <table:table-cell office:value-type="string" calcext:value-type="string">
            <text:p><text:a xlink:href="http://example.com/vuln/8" xlink:type="simple">http://example.com/vuln/8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Broken Authentication and Session Management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1:10:11.606" calcext:value-type="date">
            <text:p>21/05/2025</text:p>
          </table:table-cell>
          <table:table-cell table:style-name="ce2" office:value-type="date" office:date-value="2025-03-03T09:55:07.492" calcext:value-type="date">
            <text:p>03/03/2025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formation Disclosure</text:p>
          </table:table-cell>
          <table:table-cell office:value-type="string" calcext:value-type="string">
            <text:p><text:a xlink:href="http://example.com/vuln/9" xlink:type="simple">http://example.com/vuln/9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formation Disclosure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1:10:11.606" calcext:value-type="date">
            <text:p>21/05/2025</text:p>
          </table:table-cell>
          <table:table-cell table:style-name="ce2" office:value-type="date" office:date-value="2025-05-01T09:55:07.492" calcext:value-type="date">
            <text:p>01/05/2025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mproper Access Control</text:p>
          </table:table-cell>
          <table:table-cell office:value-type="string" calcext:value-type="string">
            <text:p><text:a xlink:href="http://example.com/vuln/10" xlink:type="simple">http://example.com/vuln/10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Access Control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0:11.607" calcext:value-type="date">
            <text:p>21/05/2025</text:p>
          </table:table-cell>
          <table:table-cell table:style-name="ce2" office:value-type="date" office:date-value="2025-05-26T09:55:07.492" calcext:value-type="date">
            <text:p>26/05/2025</text:p>
          </table:table-cell>
          <table:table-cell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Security Misconfiguration</text:p>
          </table:table-cell>
          <table:table-cell office:value-type="string" calcext:value-type="string">
            <text:p><text:a xlink:href="http://example.com/vuln/11" xlink:type="simple">http://example.com/vuln/11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ecurity Misconfigur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0:11.607" calcext:value-type="date">
            <text:p>21/05/2025</text:p>
          </table:table-cell>
          <table:table-cell table:style-name="ce2" office:value-type="date" office:date-value="2025-05-08T09:55:07.492" calcext:value-type="date">
            <text:p>08/05/2025</text:p>
          </table:table-cell>
          <table:table-cell table:style-name="ce2" office:value-type="date" office:date-value="2025-05-09T09:55:07.492" calcext:value-type="date">
            <text:p>09/05/2025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secure Deserialization</text:p>
          </table:table-cell>
          <table:table-cell office:value-type="string" calcext:value-type="string">
            <text:p><text:a xlink:href="http://example.com/vuln/12" xlink:type="simple">http://example.com/vuln/12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eserializ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0:11.607" calcext:value-type="date">
            <text:p>21/05/2025</text:p>
          </table:table-cell>
          <table:table-cell table:style-name="ce2" office:value-type="date" office:date-value="2025-03-28T09:55:07.492" calcext:value-type="date">
            <text:p>28/03/2025</text:p>
          </table:table-cell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Broken Authentication and Session Management</text:p>
          </table:table-cell>
          <table:table-cell office:value-type="string" calcext:value-type="string">
            <text:p><text:a xlink:href="http://example.com/vuln/13" xlink:type="simple">http://example.com/vuln/13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Broken Authentication and Session Management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1:10:11.607" calcext:value-type="date">
            <text:p>21/05/2025</text:p>
          </table:table-cell>
          <table:table-cell table:style-name="ce2" office:value-type="date" office:date-value="2025-04-22T09:55:07.492" calcext:value-type="date">
            <text:p>22/04/2025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mproper Access Control</text:p>
          </table:table-cell>
          <table:table-cell office:value-type="string" calcext:value-type="string">
            <text:p><text:a xlink:href="http://example.com/vuln/14" xlink:type="simple">http://example.com/vuln/14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Access Control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0:11.61" calcext:value-type="date">
            <text:p>21/05/2025</text:p>
          </table:table-cell>
          <table:table-cell table:style-name="ce2" office:value-type="date" office:date-value="2025-03-22T09:55:07.492" calcext:value-type="date">
            <text:p>22/03/2025</text:p>
          </table:table-cell>
          <table:table-cell table:style-name="ce2" office:value-type="date" office:date-value="2025-03-27T09:55:07.492" calcext:value-type="date">
            <text:p>27/03/2025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Missing Rate Limiting</text:p>
          </table:table-cell>
          <table:table-cell office:value-type="string" calcext:value-type="string">
            <text:p><text:a xlink:href="http://example.com/vuln/15" xlink:type="simple">http://example.com/vuln/15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Missing Rate Limit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1:10:11.612" calcext:value-type="date">
            <text:p>21/05/2025</text:p>
          </table:table-cell>
          <table:table-cell table:style-name="ce2" office:value-type="date" office:date-value="2025-05-01T09:55:07.492" calcext:value-type="date">
            <text:p>01/05/2025</text:p>
          </table:table-cell>
          <table:table-cell table:style-name="ce2" office:value-type="date" office:date-value="2025-05-11T09:55:07.492" calcext:value-type="date">
            <text:p>11/05/2025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Missing Rate Limiting</text:p>
          </table:table-cell>
          <table:table-cell office:value-type="string" calcext:value-type="string">
            <text:p><text:a xlink:href="http://example.com/vuln/16" xlink:type="simple">http://example.com/vuln/16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Missing Rate Limit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1:10:11.612" calcext:value-type="date">
            <text:p>21/05/2025</text:p>
          </table:table-cell>
          <table:table-cell table:style-name="ce2" office:value-type="date" office:date-value="2025-03-26T09:55:07.492" calcext:value-type="date">
            <text:p>26/03/2025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Open Redirects</text:p>
          </table:table-cell>
          <table:table-cell office:value-type="string" calcext:value-type="string">
            <text:p><text:a xlink:href="http://example.com/vuln/17" xlink:type="simple">http://example.com/vuln/17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Open Redirect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1:10:11.613" calcext:value-type="date">
            <text:p>21/05/2025</text:p>
          </table:table-cell>
          <table:table-cell table:style-name="ce2" office:value-type="date" office:date-value="2025-02-22T09:55:07.492" calcext:value-type="date">
            <text:p>22/02/2025</text:p>
          </table:table-cell>
          <table:table-cell table:style-name="ce2" office:value-type="date" office:date-value="2025-02-28T09:55:07.492" calcext:value-type="date">
            <text:p>28/02/2025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secure Direct Object References (IDOR)</text:p>
          </table:table-cell>
          <table:table-cell office:value-type="string" calcext:value-type="string">
            <text:p><text:a xlink:href="http://example.com/vuln/18" xlink:type="simple">http://example.com/vuln/18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irect Object References (IDOR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0:11.613" calcext:value-type="date">
            <text:p>21/05/2025</text:p>
          </table:table-cell>
          <table:table-cell table:style-name="ce2" office:value-type="date" office:date-value="2025-04-21T09:55:07.492" calcext:value-type="date">
            <text:p>21/04/2025</text:p>
          </table:table-cell>
          <table:table-cell table:style-name="ce2" office:value-type="date" office:date-value="2025-04-24T09:55:07.492" calcext:value-type="date">
            <text:p>24/04/2025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secure Deserialization</text:p>
          </table:table-cell>
          <table:table-cell office:value-type="string" calcext:value-type="string">
            <text:p><text:a xlink:href="http://example.com/vuln/19" xlink:type="simple">http://example.com/vuln/19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eserializ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1:10:11.613" calcext:value-type="date">
            <text:p>21/05/2025</text:p>
          </table:table-cell>
          <table:table-cell table:style-name="ce2" office:value-type="date" office:date-value="2025-03-13T09:55:07.492" calcext:value-type="date">
            <text:p>13/03/2025</text:p>
          </table:table-cell>
          <table:table-cell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mproper Error Handling</text:p>
          </table:table-cell>
          <table:table-cell office:value-type="string" calcext:value-type="string">
            <text:p><text:a xlink:href="http://example.com/vuln/20" xlink:type="simple">http://example.com/vuln/20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Error Handl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0:11.613" calcext:value-type="date">
            <text:p>21/05/2025</text:p>
          </table:table-cell>
          <table:table-cell table:style-name="ce2" office:value-type="date" office:date-value="2025-03-04T09:55:07.492" calcext:value-type="date">
            <text:p>04/03/2025</text:p>
          </table:table-cell>
          <table:table-cell table:style-name="ce2" office:value-type="date" office:date-value="2025-03-12T09:55:07.492" calcext:value-type="date">
            <text:p>12/03/2025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Unrestricted File Upload</text:p>
          </table:table-cell>
          <table:table-cell office:value-type="string" calcext:value-type="string">
            <text:p><text:a xlink:href="http://example.com/vuln/21" xlink:type="simple">http://example.com/vuln/21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Unrestricted File Upload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1:10:11.614" calcext:value-type="date">
            <text:p>21/05/2025</text:p>
          </table:table-cell>
          <table:table-cell table:style-name="ce2" office:value-type="date" office:date-value="2025-05-29T09:55:07.492" calcext:value-type="date">
            <text:p>29/05/2025</text:p>
          </table:table-cell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ecurity Misconfiguration</text:p>
          </table:table-cell>
          <table:table-cell office:value-type="string" calcext:value-type="string">
            <text:p><text:a xlink:href="http://example.com/vuln/22" xlink:type="simple">http://example.com/vuln/22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ecurity Misconfigur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0:11.614" calcext:value-type="date">
            <text:p>21/05/2025</text:p>
          </table:table-cell>
          <table:table-cell table:style-name="ce2" office:value-type="date" office:date-value="2025-04-08T09:55:07.492" calcext:value-type="date">
            <text:p>08/04/2025</text:p>
          </table:table-cell>
          <table:table-cell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QL Injection (SQLi)</text:p>
          </table:table-cell>
          <table:table-cell office:value-type="string" calcext:value-type="string">
            <text:p><text:a xlink:href="http://example.com/vuln/23" xlink:type="simple">http://example.com/vuln/23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QL Injection (SQLi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0:11.614" calcext:value-type="date">
            <text:p>21/05/2025</text:p>
          </table:table-cell>
          <table:table-cell table:style-name="ce2" office:value-type="date" office:date-value="2025-04-28T09:55:07.492" calcext:value-type="date">
            <text:p>28/04/2025</text:p>
          </table:table-cell>
          <table:table-cell table:style-name="ce2" office:value-type="date" office:date-value="2025-04-29T09:55:07.492" calcext:value-type="date">
            <text:p>29/04/2025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Cross-Site Scripting (XSS)</text:p>
          </table:table-cell>
          <table:table-cell office:value-type="string" calcext:value-type="string">
            <text:p><text:a xlink:href="http://example.com/vuln/24" xlink:type="simple">http://example.com/vuln/24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Scripting (XSS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0:11.614" calcext:value-type="date">
            <text:p>21/05/2025</text:p>
          </table:table-cell>
          <table:table-cell table:style-name="ce2" office:value-type="date" office:date-value="2025-04-24T09:55:07.492" calcext:value-type="date">
            <text:p>24/04/2025</text:p>
          </table:table-cell>
          <table:table-cell table:style-name="ce2" office:value-type="date" office:date-value="2025-05-04T09:55:07.492" calcext:value-type="date">
            <text:p>04/05/2025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secure Cookie Settings</text:p>
          </table:table-cell>
          <table:table-cell office:value-type="string" calcext:value-type="string">
            <text:p><text:a xlink:href="http://example.com/vuln/25" xlink:type="simple">http://example.com/vuln/25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Cookie Setting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0:11.616" calcext:value-type="date">
            <text:p>21/05/2025</text:p>
          </table:table-cell>
          <table:table-cell table:style-name="ce2" office:value-type="date" office:date-value="2025-04-09T09:55:07.492" calcext:value-type="date">
            <text:p>09/04/2025</text:p>
          </table:table-cell>
          <table:table-cell table:number-columns-repeated="1637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SQL Injection (SQLi)</text:p>
          </table:table-cell>
          <table:table-cell office:value-type="string" calcext:value-type="string">
            <text:p><text:a xlink:href="http://example.com/vuln/26" xlink:type="simple">http://example.com/vuln/26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QL Injection (SQLi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1:10:11.618" calcext:value-type="date">
            <text:p>21/05/2025</text:p>
          </table:table-cell>
          <table:table-cell table:style-name="ce2" office:value-type="date" office:date-value="2025-05-16T09:55:07.492" calcext:value-type="date">
            <text:p>16/05/2025</text:p>
          </table:table-cell>
          <table:table-cell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Missing Rate Limiting</text:p>
          </table:table-cell>
          <table:table-cell office:value-type="string" calcext:value-type="string">
            <text:p><text:a xlink:href="http://example.com/vuln/27" xlink:type="simple">http://example.com/vuln/27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Missing Rate Limit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1:10:11.619" calcext:value-type="date">
            <text:p>21/05/2025</text:p>
          </table:table-cell>
          <table:table-cell table:style-name="ce2" office:value-type="date" office:date-value="2025-02-27T09:55:07.492" calcext:value-type="date">
            <text:p>27/02/2025</text:p>
          </table:table-cell>
          <table:table-cell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secure Deserialization</text:p>
          </table:table-cell>
          <table:table-cell office:value-type="string" calcext:value-type="string">
            <text:p><text:a xlink:href="http://example.com/vuln/28" xlink:type="simple">http://example.com/vuln/28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eserializ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0:11.62" calcext:value-type="date">
            <text:p>21/05/2025</text:p>
          </table:table-cell>
          <table:table-cell table:style-name="ce2" office:value-type="date" office:date-value="2025-04-19T09:55:07.492" calcext:value-type="date">
            <text:p>19/04/2025</text:p>
          </table:table-cell>
          <table:table-cell table:style-name="ce2" office:value-type="date" office:date-value="2025-04-23T09:55:07.492" calcext:value-type="date">
            <text:p>23/04/2025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formation Disclosure</text:p>
          </table:table-cell>
          <table:table-cell office:value-type="string" calcext:value-type="string">
            <text:p><text:a xlink:href="http://example.com/vuln/29" xlink:type="simple">http://example.com/vuln/29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formation Disclosure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0:11.621" calcext:value-type="date">
            <text:p>21/05/2025</text:p>
          </table:table-cell>
          <table:table-cell table:style-name="ce2" office:value-type="date" office:date-value="2025-05-11T09:55:07.492" calcext:value-type="date">
            <text:p>11/05/2025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SQL Injection (SQLi)</text:p>
          </table:table-cell>
          <table:table-cell office:value-type="string" calcext:value-type="string">
            <text:p><text:a xlink:href="http://example.com/vuln/30" xlink:type="simple">http://example.com/vuln/30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QL Injection (SQLi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1:10:11.621" calcext:value-type="date">
            <text:p>21/05/2025</text:p>
          </table:table-cell>
          <table:table-cell table:style-name="ce2" office:value-type="date" office:date-value="2025-05-10T09:55:07.492" calcext:value-type="date">
            <text:p>10/05/2025</text:p>
          </table:table-cell>
          <table:table-cell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ory Listing Enabled</text:p>
          </table:table-cell>
          <table:table-cell office:value-type="string" calcext:value-type="string">
            <text:p><text:a xlink:href="http://example.com/vuln/31" xlink:type="simple">http://example.com/vuln/31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Directory Listing Enabled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0:11.621" calcext:value-type="date">
            <text:p>21/05/2025</text:p>
          </table:table-cell>
          <table:table-cell table:style-name="ce2" office:value-type="date" office:date-value="2025-06-10T09:55:07.492" calcext:value-type="date">
            <text:p>10/06/2025</text:p>
          </table:table-cell>
          <table:table-cell table:number-columns-repeated="1637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sufficient Logging and Monitoring</text:p>
          </table:table-cell>
          <table:table-cell office:value-type="string" calcext:value-type="string">
            <text:p><text:a xlink:href="http://example.com/vuln/32" xlink:type="simple">http://example.com/vuln/32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ufficient Logging and Monitor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1:10:11.621" calcext:value-type="date">
            <text:p>21/05/2025</text:p>
          </table:table-cell>
          <table:table-cell table:style-name="ce2" office:value-type="date" office:date-value="2025-05-20T09:55:07.492" calcext:value-type="date">
            <text:p>20/05/2025</text:p>
          </table:table-cell>
          <table:table-cell table:number-columns-repeated="1637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mproper Security Headers</text:p>
          </table:table-cell>
          <table:table-cell office:value-type="string" calcext:value-type="string">
            <text:p><text:a xlink:href="http://example.com/vuln/33" xlink:type="simple">http://example.com/vuln/33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Security Header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1:10:11.622" calcext:value-type="date">
            <text:p>21/05/2025</text:p>
          </table:table-cell>
          <table:table-cell table:style-name="ce2" office:value-type="date" office:date-value="2025-03-15T09:55:07.492" calcext:value-type="date">
            <text:p>15/03/2025</text:p>
          </table:table-cell>
          <table:table-cell table:style-name="ce2" office:value-type="date" office:date-value="2025-03-18T09:55:07.492" calcext:value-type="date">
            <text:p>18/03/2025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mproper Error Handling</text:p>
          </table:table-cell>
          <table:table-cell office:value-type="string" calcext:value-type="string">
            <text:p><text:a xlink:href="http://example.com/vuln/34" xlink:type="simple">http://example.com/vuln/34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Error Handl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1:10:11.622" calcext:value-type="date">
            <text:p>21/05/2025</text:p>
          </table:table-cell>
          <table:table-cell table:style-name="ce2" office:value-type="date" office:date-value="2025-05-16T09:55:07.492" calcext:value-type="date">
            <text:p>16/05/2025</text:p>
          </table:table-cell>
          <table:table-cell table:number-columns-repeated="1637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mproper Input Validation</text:p>
          </table:table-cell>
          <table:table-cell office:value-type="string" calcext:value-type="string">
            <text:p><text:a xlink:href="http://example.com/vuln/35" xlink:type="simple">http://example.com/vuln/35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Input Valid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1:10:11.622" calcext:value-type="date">
            <text:p>21/05/2025</text:p>
          </table:table-cell>
          <table:table-cell table:style-name="ce2" office:value-type="date" office:date-value="2025-05-21T09:55:07.492" calcext:value-type="date">
            <text:p>21/05/2025</text:p>
          </table:table-cell>
          <table:table-cell table:number-columns-repeated="1637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Cross-Site Request Forgery (CSRF)</text:p>
          </table:table-cell>
          <table:table-cell office:value-type="string" calcext:value-type="string">
            <text:p><text:a xlink:href="http://example.com/vuln/36" xlink:type="simple">http://example.com/vuln/36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Request Forgery (CSRF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1:10:11.622" calcext:value-type="date">
            <text:p>21/05/2025</text:p>
          </table:table-cell>
          <table:table-cell table:style-name="ce2" office:value-type="date" office:date-value="2025-06-10T09:55:07.492" calcext:value-type="date">
            <text:p>10/06/2025</text:p>
          </table:table-cell>
          <table:table-cell table:number-columns-repeated="1637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erver-Side Request Forgery (SSRF)</text:p>
          </table:table-cell>
          <table:table-cell office:value-type="string" calcext:value-type="string">
            <text:p><text:a xlink:href="http://example.com/vuln/37" xlink:type="simple">http://example.com/vuln/37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erver-Side Request Forgery (SSRF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1:10:11.622" calcext:value-type="date">
            <text:p>21/05/2025</text:p>
          </table:table-cell>
          <table:table-cell table:style-name="ce2" office:value-type="date" office:date-value="2025-05-20T09:55:07.492" calcext:value-type="date">
            <text:p>20/05/2025</text:p>
          </table:table-cell>
          <table:table-cell table:number-columns-repeated="1637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Application Debug Mode Enabled</text:p>
          </table:table-cell>
          <table:table-cell office:value-type="string" calcext:value-type="string">
            <text:p><text:a xlink:href="http://example.com/vuln/38" xlink:type="simple">http://example.com/vuln/38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Application Debug Mode Enabled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0:11.622" calcext:value-type="date">
            <text:p>21/05/2025</text:p>
          </table:table-cell>
          <table:table-cell table:style-name="ce2" office:value-type="date" office:date-value="2025-05-31T09:55:07.492" calcext:value-type="date">
            <text:p>31/05/2025</text:p>
          </table:table-cell>
          <table:table-cell table:number-columns-repeated="1637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secure Deserialization</text:p>
          </table:table-cell>
          <table:table-cell office:value-type="string" calcext:value-type="string">
            <text:p><text:a xlink:href="http://example.com/vuln/39" xlink:type="simple">http://example.com/vuln/39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eserializ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0:11.623" calcext:value-type="date">
            <text:p>21/05/2025</text:p>
          </table:table-cell>
          <table:table-cell table:style-name="ce2" office:value-type="date" office:date-value="2025-05-03T09:55:07.492" calcext:value-type="date">
            <text:p>03/05/2025</text:p>
          </table:table-cell>
          <table:table-cell table:style-name="ce2" office:value-type="date" office:date-value="2025-05-05T09:55:07.492" calcext:value-type="date">
            <text:p>05/05/2025</text:p>
          </table:table-cell>
          <table:table-cell table:number-columns-repeated="163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Lack of Content Security Policy</text:p>
          </table:table-cell>
          <table:table-cell office:value-type="string" calcext:value-type="string">
            <text:p><text:a xlink:href="http://example.com/vuln/40" xlink:type="simple">http://example.com/vuln/40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Lack of Content Security Policy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0:11.623" calcext:value-type="date">
            <text:p>21/05/2025</text:p>
          </table:table-cell>
          <table:table-cell table:style-name="ce2" office:value-type="date" office:date-value="2025-04-16T09:55:07.492" calcext:value-type="date">
            <text:p>16/04/2025</text:p>
          </table:table-cell>
          <table:table-cell table:style-name="ce2" office:value-type="date" office:date-value="2025-04-21T09:55:07.492" calcext:value-type="date">
            <text:p>21/04/2025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Cross-Site Scripting (XSS)</text:p>
          </table:table-cell>
          <table:table-cell office:value-type="string" calcext:value-type="string">
            <text:p><text:a xlink:href="http://example.com/vuln/41" xlink:type="simple">http://example.com/vuln/41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Scripting (XSS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0:11.623" calcext:value-type="date">
            <text:p>21/05/2025</text:p>
          </table:table-cell>
          <table:table-cell table:style-name="ce2" office:value-type="date" office:date-value="2025-03-22T09:55:07.492" calcext:value-type="date">
            <text:p>22/03/2025</text:p>
          </table:table-cell>
          <table:table-cell table:number-columns-repeated="1637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Hardcoded Credentials</text:p>
          </table:table-cell>
          <table:table-cell office:value-type="string" calcext:value-type="string">
            <text:p><text:a xlink:href="http://example.com/vuln/42" xlink:type="simple">http://example.com/vuln/42</text:a>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Hardcoded Credential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0:11.623" calcext:value-type="date">
            <text:p>21/05/2025</text:p>
          </table:table-cell>
          <table:table-cell table:style-name="ce2" office:value-type="date" office:date-value="2025-04-26T09:55:07.492" calcext:value-type="date">
            <text:p>26/04/2025</text:p>
          </table:table-cell>
          <table:table-cell table:style-name="ce2" office:value-type="date" office:date-value="2025-05-02T09:55:07.492" calcext:value-type="date">
            <text:p>02/05/2025</text:p>
          </table:table-cell>
          <table:table-cell table:number-columns-repeated="1637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secure Direct Object References (IDOR)</text:p>
          </table:table-cell>
          <table:table-cell office:value-type="string" calcext:value-type="string">
            <text:p><text:a xlink:href="http://example.com/vuln/43" xlink:type="simple">http://example.com/vuln/43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irect Object References (IDOR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0:11.623" calcext:value-type="date">
            <text:p>21/05/2025</text:p>
          </table:table-cell>
          <table:table-cell table:style-name="ce2" office:value-type="date" office:date-value="2025-04-12T09:55:07.492" calcext:value-type="date">
            <text:p>12/04/2025</text:p>
          </table:table-cell>
          <table:table-cell table:style-name="ce2" office:value-type="date" office:date-value="2025-04-13T09:55:07.492" calcext:value-type="date">
            <text:p>13/04/2025</text:p>
          </table:table-cell>
          <table:table-cell table:number-columns-repeated="1637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secure Direct Object References (IDOR)</text:p>
          </table:table-cell>
          <table:table-cell office:value-type="string" calcext:value-type="string">
            <text:p><text:a xlink:href="http://example.com/vuln/44" xlink:type="simple">http://example.com/vuln/44</text:a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irect Object References (IDOR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1:10:11.624" calcext:value-type="date">
            <text:p>21/05/2025</text:p>
          </table:table-cell>
          <table:table-cell table:style-name="ce2" office:value-type="date" office:date-value="2025-04-03T09:55:07.492" calcext:value-type="date">
            <text:p>03/04/2025</text:p>
          </table:table-cell>
          <table:table-cell table:number-columns-repeated="1637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Cross-Site Request Forgery (CSRF)</text:p>
          </table:table-cell>
          <table:table-cell office:value-type="string" calcext:value-type="string">
            <text:p><text:a xlink:href="http://example.com/vuln/45" xlink:type="simple">http://example.com/vuln/45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Request Forgery (CSRF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0:11.624" calcext:value-type="date">
            <text:p>21/05/2025</text:p>
          </table:table-cell>
          <table:table-cell table:style-name="ce2" office:value-type="date" office:date-value="2025-04-14T09:55:07.492" calcext:value-type="date">
            <text:p>14/04/2025</text:p>
          </table:table-cell>
          <table:table-cell table:style-name="ce2" office:value-type="date" office:date-value="2025-04-16T09:55:07.492" calcext:value-type="date">
            <text:p>16/04/2025</text:p>
          </table:table-cell>
          <table:table-cell table:number-columns-repeated="16370"/>
        </table:table-row>
        <table:table-row table:style-name="ro1" table:number-rows-repeated="99952">
          <table:table-cell table:number-columns-repeated="2"/>
          <table:table-cell table:content-validation-name="val1"/>
          <table:table-cell table:number-columns-repeated="16381"/>
        </table:table-row>
        <table:table-row table:style-name="ro1">
          <table:table-cell table:number-columns-repeated="2"/>
          <table:table-cell table:content-validation-name="val1"/>
          <table:table-cell table:number-columns-repeated="16381"/>
        </table:table-row>
      </table:table>
      <table:table table:name="Vulnerabilities" table:style-name="ta2">
        <table:table-column table:style-name="co7" table:default-cell-style-name="Default"/>
        <table:table-column table:style-name="co3" table:default-cell-style-name="Default"/>
        <table:table-column table:style-name="co6" table:number-columns-repeated="16382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Vulnerability</text:p>
          </table:table-cell>
          <table:table-cell table:style-name="ce1"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L Injection (SQLi)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ss-Site Scripting (XSS)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-Site Request Forgery (CSRF)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oken Authentication and Session Management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secure Direct Object References (IDOR)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urity Misconfiguration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nsitive Data Exposure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ing Components with Known Vulnerabilities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sufficient Logging and Monitoring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validated Redirects and Forwards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ML External Entity (XXE) Injection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proper Access Control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secure Deserialization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Redirects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ickjacking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rectory Listing Enabled</text:p>
          </table:table-cell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formation Disclosure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rdcoded Credentials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ssing Rate Limiting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ack of Content Security Policy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proper Input Validation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proper Error Handling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rver-Side Request Forgery (SSRF)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proper Certificate Validation</text:p>
          </table:table-cell>
          <table:table-cell table:number-columns-repeated="1638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nrestricted File Upload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proper Security Headers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utdated Software Components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secure Cookie Settings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proper File Permissions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plication Debug Mode Enabled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lnerabilities" style:display-name="PageStyle_Vulnerabilit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lid_20_Rows" style:display-name="PageStyle_Valid Row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known</meta:initial-creator>
    <dc:creator>Unknown</dc:creator>
    <meta:creation-date>2025-05-21T11:10:11</meta:creation-date>
    <dc:date>2025-05-21T11:10:11</dc:date>
    <meta:generator>LibreOffice/25.2.3.2$Windows_X86_64 LibreOffice_project/bbb074479178df812d175f709636b368952c2ce3</meta:generator>
    <meta:document-statistic meta:table-count="2" meta:cell-count="678" meta:object-count="0"/>
    <meta:user-defined meta:name="AppVersion">16.0300</meta:user-defined>
  </office:meta>
</office:document-meta>
</file>